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1cfd"/>
    </style:style>
    <style:style style:name="P2" style:family="paragraph" style:parent-style-name="List_20_Paragraph" style:list-style-name="WWNum2">
      <style:text-properties officeooo:paragraph-rsid="00041cfd"/>
    </style:style>
    <style:style style:name="P3" style:family="paragraph" style:parent-style-name="List_20_Paragraph" style:list-style-name="WWNum3">
      <style:text-properties officeooo:paragraph-rsid="000673d2"/>
    </style:style>
    <style:style style:name="P4" style:family="paragraph" style:parent-style-name="List_20_Paragraph" style:list-style-name="WWNum2">
      <style:text-properties officeooo:rsid="00041cfd" officeooo:paragraph-rsid="00041cfd"/>
    </style:style>
    <style:style style:name="P5" style:family="paragraph" style:parent-style-name="List_20_Paragraph" style:list-style-name="WWNum3">
      <style:text-properties fo:font-size="12pt" officeooo:rsid="00055607" officeooo:paragraph-rsid="00055607" style:font-size-asian="10.5pt" style:font-size-complex="12pt"/>
    </style:style>
    <style:style style:name="P6" style:family="paragraph" style:parent-style-name="List_20_Paragraph" style:list-style-name="WWNum3">
      <style:text-properties fo:font-size="12pt" officeooo:rsid="00057e1c" officeooo:paragraph-rsid="00057e1c" style:font-size-asian="10.5pt" style:font-size-complex="12pt"/>
    </style:style>
    <style:style style:name="P7" style:family="paragraph" style:parent-style-name="List_20_Paragraph" style:list-style-name="WWNum3">
      <style:text-properties fo:font-size="12pt" officeooo:rsid="00055607" officeooo:paragraph-rsid="00055607" style:font-size-asian="12pt" style:font-size-complex="12pt"/>
    </style:style>
    <style:style style:name="P8" style:family="paragraph" style:parent-style-name="List_20_Paragraph" style:list-style-name="WWNum3">
      <style:text-properties fo:font-size="12pt" officeooo:rsid="000673d2" officeooo:paragraph-rsid="000673d2" style:font-size-asian="12pt" style:font-size-complex="12pt"/>
    </style:style>
    <style:style style:name="P9" style:family="paragraph" style:parent-style-name="List_20_Paragraph" style:list-style-name="WWNum3">
      <style:text-properties fo:color="#000000" officeooo:rsid="00055607" officeooo:paragraph-rsid="00055607"/>
    </style:style>
    <style:style style:name="P10" style:family="paragraph" style:parent-style-name="List_20_Paragraph" style:list-style-name="WWNum3">
      <style:text-properties fo:color="#c9211e" officeooo:rsid="00055607" officeooo:paragraph-rsid="00055607"/>
    </style:style>
    <style:style style:name="P11" style:family="paragraph" style:parent-style-name="List_20_Paragraph" style:list-style-name="WWNum3">
      <style:text-properties fo:color="#c9211e" fo:font-size="8pt" officeooo:rsid="00041cfd" officeooo:paragraph-rsid="00055607" style:font-size-asian="8pt" style:font-size-complex="8pt"/>
    </style:style>
    <style:style style:name="P12" style:family="paragraph" style:parent-style-name="List_20_Paragraph" style:list-style-name="WWNum3">
      <style:text-properties fo:color="#c9211e" fo:font-size="8pt" officeooo:paragraph-rsid="00055607" style:font-size-asian="8pt" style:font-size-complex="8pt"/>
    </style:style>
    <style:style style:name="P13" style:family="paragraph" style:parent-style-name="List_20_Paragraph" style:list-style-name="WWNum3">
      <style:text-properties fo:color="#c9211e" fo:font-size="12pt" officeooo:rsid="000673d2" officeooo:paragraph-rsid="000673d2" style:font-size-asian="10.5pt" style:font-size-complex="12pt"/>
    </style:style>
    <style:style style:name="P14" style:family="paragraph" style:parent-style-name="List_20_Paragraph" style:list-style-name="WWNum3">
      <style:text-properties fo:color="#5983b0" fo:font-size="12pt" officeooo:rsid="00057e1c" officeooo:paragraph-rsid="00057e1c" style:font-size-asian="10.5pt" style:font-size-complex="12pt"/>
    </style:style>
    <style:style style:name="P15" style:family="paragraph" style:parent-style-name="List_20_Paragraph" style:list-style-name="WWNum3">
      <style:text-properties fo:color="#5983b0" fo:font-size="12pt" officeooo:rsid="000673d2" officeooo:paragraph-rsid="000673d2" style:font-size-asian="10.5pt" style:font-size-complex="12pt"/>
    </style:style>
    <style:style style:name="P16" style:family="paragraph" style:parent-style-name="List_20_Paragraph" style:list-style-name="WWNum3">
      <style:text-properties style:use-window-font-color="true" officeooo:rsid="00055607" officeooo:paragraph-rsid="000673d2"/>
    </style:style>
    <style:style style:name="P17" style:family="paragraph" style:parent-style-name="List_20_Paragraph" style:list-style-name="WWNum3">
      <style:text-properties style:use-window-font-color="true" officeooo:rsid="000673d2" officeooo:paragraph-rsid="000673d2"/>
    </style:style>
    <style:style style:name="P18" style:family="paragraph" style:parent-style-name="Standard">
      <style:text-properties fo:language="en" fo:country="US" officeooo:paragraph-rsid="00041cfd"/>
    </style:style>
    <style:style style:name="P19" style:family="paragraph" style:parent-style-name="Standard">
      <style:text-properties officeooo:paragraph-rsid="00041cfd"/>
    </style:style>
    <style:style style:name="P20" style:family="paragraph" style:parent-style-name="Title" style:master-page-name="Standard">
      <style:paragraph-properties style:page-number="auto"/>
      <style:text-properties officeooo:paragraph-rsid="00041cfd"/>
    </style:style>
    <style:style style:name="T1" style:family="text">
      <style:text-properties fo:color="#000000"/>
    </style:style>
    <style:style style:name="T2" style:family="text">
      <style:text-properties fo:color="#000000" fo:font-size="12pt" officeooo:rsid="000673d2" style:font-size-asian="10.5pt" style:font-size-complex="12pt"/>
    </style:style>
    <style:style style:name="T3" style:family="text">
      <style:text-properties fo:color="#000000" style:font-size-asian="10.5pt"/>
    </style:style>
    <style:style style:name="T4" style:family="text">
      <style:text-properties fo:color="#000000" officeooo:rsid="000673d2" style:font-size-asian="10.5pt"/>
    </style:style>
    <style:style style:name="T5" style:family="text">
      <style:text-properties fo:color="#000000" officeooo:rsid="00057e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41cfd"/>
    </style:style>
    <style:style style:name="T9" style:family="text">
      <style:text-properties fo:language="en" fo:country="US"/>
    </style:style>
    <style:style style:name="T10" style:family="text">
      <style:text-properties officeooo:rsid="00041cfd"/>
    </style:style>
    <style:style style:name="T11" style:family="text">
      <style:text-properties fo:color="#c9211e"/>
    </style:style>
    <style:style style:name="T12" style:family="text">
      <style:text-properties officeooo:rsid="000673d2"/>
    </style:style>
    <style:style style:name="T13" style:family="text">
      <style:text-properties officeooo:rsid="000673d2"/>
    </style:style>
    <style:style style:name="T14" style:family="text">
      <style:text-properties style:use-window-font-color="true" officeooo:rsid="000673d2"/>
    </style:style>
    <style:style style:name="T15" style:family="text">
      <style:text-properties officeooo:rsid="000735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tocole cytométrie CD<text:span text:style-name="T10">15</text:span>/<text:span text:style-name="T10">CD38</text:span>/<text:span text:style-name="T10">Rhod2</text:span>/<text:span text:style-name="T10">GFP/AnnexinV</text:span></text:p>
      <text:p text:style-name="P19"/>
      <text:h text:style-name="P1" text:outline-level="1">Liste des tubes : </text:h>
      <text:p text:style-name="P19"/>
      <text:p text:style-name="P19"><text:span text:style-name="T6">Contrôles</text:span></text:p>
      <text:list xml:id="list3968673078" text:style-name="WWNum2">
        <text:list-item>
          <text:p text:style-name="P4"><text:span text:style-name="T7">56-11 (GFP)</text:span></text:p>
        </text:list-item>
        <text:list-item>
          <text:p text:style-name="P4"><text:span text:style-name="T7">55-2 (non marqué)</text:span></text:p>
        </text:list-item>
        <text:list-item>
          <text:p text:style-name="P4"><text:span text:style-name="T7">55-2 + DMSO + Annexin V</text:span></text:p>
        </text:list-item>
        <text:list-item>
          <text:p text:style-name="P4"><text:span text:style-name="T7">billes + CD45</text:span></text:p>
        </text:list-item>
        <text:list-item>
          <text:p text:style-name="P4"><text:span text:style-name="T7">billes + CD38</text:span></text:p>
        </text:list-item>
        <text:list-item>
          <text:p text:style-name="P4"><text:span text:style-name="T7">Rhod2</text:span></text:p>
        </text:list-item>
      </text:list>
      <text:p text:style-name="P18"/>
      <text:p text:style-name="P19"><text:span text:style-name="T6">Échantillons</text:span><text:span text:style-name="T7"> </text:span></text:p>
      <text:list xml:id="list114527140325294" text:continue-numbering="true" text:style-name="WWNum2">
        <text:list-item>
          <text:p text:style-name="P2"><text:span text:style-name="T8">55-2</text:span><text:span text:style-name="T7"> WT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</text:list-item>
        <text:list-item>
          <text:p text:style-name="P2"><text:span text:style-name="T8">55-4</text:span><text:span text:style-name="T7"> ATF4.5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</text:list-item>
        <text:list-item>
          <text:p text:style-name="P2"><text:span text:style-name="T8">56-5</text:span><text:span text:style-name="T7"> ATF4.12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</text:list-item>
        <text:list-item>
          <text:p text:style-name="P2"><text:span text:style-name="T8">56-5</text:span><text:span text:style-name="T7"> ATF5.14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</text:list-item>
        <text:list-item>
          <text:p text:style-name="P2"><text:span text:style-name="T8">56-11</text:span><text:span text:style-name="T7"> WT AraC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</text:list-item>
        <text:list-item>
          <text:p text:style-name="P2"><text:span text:style-name="T8">56-11</text:span><text:span text:style-name="T7"> ATF4.5 AraC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</text:list-item>
      </text:list>
      <text:p text:style-name="P18"/>
      <text:h text:style-name="P1" text:outline-level="1">Protocoles : </text:h>
      <text:p text:style-name="P19"/>
      <text:list xml:id="list2180657263" text:style-name="WWNum3">
        <text:list-item>
          <text:p text:style-name="P16">A<text:span text:style-name="T12">u L1,</text:span></text:p>
          <text:list>
            <text:list-item>
              <text:p text:style-name="P3"><text:span text:style-name="T14">Préparer 2*3*11 = 66mL d’HBSS</text:span></text:p>
            </text:list-item>
            <text:list-item>
              <text:p text:style-name="P17">Préparer 100*7 = 700µL ABB</text:p>
            </text:list-item>
            <text:list-item>
              <text:p text:style-name="P17">Préparer tubes cytométrie <text:span text:style-name="T15">(12 tubes)</text:span></text:p>
            </text:list-item>
          </text:list>
        </text:list-item>
      </text:list>
      <text:p text:style-name="P19"/>
      <text:list xml:id="list114526826106064" text:continue-numbering="true" text:style-name="WWNum3">
        <text:list-item>
          <text:p text:style-name="P9"><text:span text:style-name="T11">En</text:span> <text:span text:style-name="T11">culture,</text:span></text:p>
        </text:list-item>
        <text:list-item>
          <text:p text:style-name="P10">Récupérer 200µL de cellules pour les 9 tubes</text:p>
          <text:list>
            <text:list-item>
              <text:p text:style-name="P11"><text:span text:style-name="T7">56-11 (GFP)</text:span></text:p>
            </text:list-item>
            <text:list-item>
              <text:p text:style-name="P11"><text:span text:style-name="T7">55-2 (non marqué)</text:span></text:p>
            </text:list-item>
            <text:list-item>
              <text:p text:style-name="P11"><text:span text:style-name="T7">55-2 + DMSO + Annexin V</text:span></text:p>
            </text:list-item>
            <text:list-item>
              <text:p text:style-name="P12"><text:span text:style-name="T8">55-2</text:span><text:span text:style-name="T7"> WT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    </text:list-item>
            <text:list-item>
              <text:p text:style-name="P12"><text:span text:style-name="T8">55-4</text:span><text:span text:style-name="T7"> ATF4.5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    </text:list-item>
            <text:list-item>
              <text:p text:style-name="P12"><text:span text:style-name="T8">56-5</text:span><text:span text:style-name="T7"> ATF4.12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    </text:list-item>
            <text:list-item>
              <text:p text:style-name="P12"><text:span text:style-name="T8">56-5</text:span><text:span text:style-name="T7"> ATF5.14 PBS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    </text:list-item>
            <text:list-item>
              <text:p text:style-name="P12"><text:span text:style-name="T8">56-11</text:span><text:span text:style-name="T7"> WT AraC + CD</text:span><text:span text:style-name="T8">15</text:span><text:span text:style-name="T7">/</text:span><text:span text:style-name="T8">CD38</text:span><text:span text:style-name="T7">/</text:span><text:span text:style-name="T8">Rhod2</text:span><text:span text:style-name="T7">/</text:span><text:span text:style-name="T8">AnnexinV</text:span><text:span text:style-name="T7"> APC</text:span></text:p>
            </text:list-item>
            <text:list-item>
              <text:p text:style-name="P11"><text:span text:style-name="T7">56-11 ATF4.5 AraC + CD15/CD38/Rhod2/AnnexinV APC</text:span></text:p>
            </text:list-item>
          </text:list>
        </text:list-item>
        <text:list-item>
          <text:p text:style-name="P13"><text:span text:style-name="T7">Tube AnnexinV → 200µL DMSO</text:span></text:p>
        </text:list-item>
        <text:list-item>
          <text:p text:style-name="P5"><text:span text:style-name="T1">Centri 4 minutes à 1200RPM </text:span><text:span text:style-name="T5">les 9 tubes</text:span></text:p>
        </text:list-item>
        <text:list-item>
          <text:p text:style-name="P6"><text:span text:style-name="T1">Préparer Mix :</text:span></text:p>
          <text:list>
            <text:list-item>
              <text:p text:style-name="P6"><text:span text:style-name="T1">1µL de Rhod2 par échantillons ( ~ 7µL)</text:span></text:p>
            </text:list-item>
            <text:list-item>
              <text:p text:style-name="P6"><text:span text:style-name="T1">3µL de CD15 APC par échantillons ( ~ 21µL)</text:span></text:p>
            </text:list-item>
            <text:list-item>
              <text:p text:style-name="P6"><text:span text:style-name="T1">2µL de CD38 PC7 par échantillons (~ 14µL)</text:span></text:p>
            </text:list-item>
            <text:list-item>
              <text:p text:style-name="P6"><text:span text:style-name="T1">100µL de HBSS par échantillons (~ 700µL)</text:span></text:p>
            </text:list-item>
          </text:list>
        </text:list-item>
        <text:list-item>
          <text:p text:style-name="P14">Préparer tubes comps</text:p>
          <text:list>
            <text:list-item>
              <text:p text:style-name="P14">Rhod2 1µL + 100µL d’HBSS</text:p>
            </text:list-item>
            <text:list-item>
              <text:p text:style-name="P14"><text:soft-page-break/>CD45-APC 1µL + 100µL d’HBSS + billes</text:p>
            </text:list-item>
            <text:list-item>
              <text:p text:style-name="P14">CD38 PC7 1µL + 100µL HBSS +billes</text:p>
            </text:list-item>
            <text:list-item>
              <text:p text:style-name="P14">Tube annexin V comp + 100µL d’HBSS + <text:span text:style-name="T12">1µL AnnexinV BV421</text:span></text:p>
            </text:list-item>
            <text:list-item>
              <text:p text:style-name="P15"><text:span text:style-name="T12">A</text:span>utres comps non marqué et GFP + 100µL HBSS</text:p>
            </text:list-item>
          </text:list>
        </text:list-item>
        <text:list-item>
          <text:p text:style-name="P7"><text:span text:style-name="T1">Laver avec 2mL de HBSS</text:span></text:p>
        </text:list-item>
        <text:list-item>
          <text:p text:style-name="P7"><text:span text:style-name="T3">Ajouter 100µL de mix ac</text:span></text:p>
        </text:list-item>
        <text:list-item>
          <text:p text:style-name="P7"><text:span text:style-name="T3">Vortex </text:span><text:span text:style-name="T4">(ALL)</text:span></text:p>
        </text:list-item>
        <text:list-item>
          <text:p text:style-name="P7"><text:span text:style-name="T3">Incubation 20 minutes à 37°C </text:span><text:span text:style-name="T4">(ALL)</text:span></text:p>
        </text:list-item>
        <text:list-item>
          <text:p text:style-name="P8"><text:span text:style-name="T3">Centri 1200 RPM pdt 4 minutes (sauf Rhod2) (11 tubes)</text:span></text:p>
        </text:list-item>
        <text:list-item>
          <text:p text:style-name="P8"><text:span text:style-name="T3">lavage 2mL HBSS</text:span></text:p>
        </text:list-item>
        <text:list-item>
          <text:p text:style-name="P8"><text:span text:style-name="T3">Centri 1200 RPM pdt 4 minutes (sauf Rhod2) (11 tubes)</text:span></text:p>
        </text:list-item>
        <text:list-item>
          <text:p text:style-name="P8"><text:span text:style-name="T3">lavage 2mL HBSS</text:span></text:p>
        </text:list-item>
        <text:list-item>
          <text:p text:style-name="P8"><text:span text:style-name="T3">Centri 1200 RPM pdt 4 minutes (sauf Rhod2) (11 tubes)</text:span></text:p>
        </text:list-item>
        <text:list-item>
          <text:p text:style-name="P3"><text:span text:style-name="T2">Eliminer surnageant</text:span></text:p>
        </text:list-item>
        <text:list-item>
          <text:p text:style-name="P8"><text:span text:style-name="T3">Ajouter 100µL ABBx + 1µL AnnexinV - BV42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text-align="center" style:justify-single-word="false"/>
      <style:text-properties fo:color="#385622" fo:font-size="14pt" fo:letter-spacing="-0.0071in" fo:font-weight="bold" style:letter-kerning="true" style:font-size-asian="14pt" style:font-weight-asian="bold" style:font-name-complex="F" style:font-family-generic-complex="system" style:font-pitch-complex="variable" style:font-size-complex="28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538135" style:font-name="Calibri Light" fo:font-family="'Calibri Light'" style:font-family-generic="roman" style:font-pitch="variable" style:text-underline-style="solid" style:text-underline-width="auto" style:text-underline-color="font-color" style:font-name-asian="F" style:font-family-generic-asian="system" style:font-pitch-asian="variable" style:font-name-complex="F" style:font-family-generic-complex="system" style:font-pitch-complex="variable" style:font-size-complex="16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49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9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9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49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9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92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49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9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5-03T10:46:39.235377029</meta:creation-date>
    <dc:date>2022-05-03T11:45:26.338124191</dc:date>
    <meta:editing-duration>PT3M18S</meta:editing-duration>
    <meta:editing-cycles>1</meta:editing-cycles>
    <meta:document-statistic meta:table-count="0" meta:image-count="0" meta:object-count="0" meta:page-count="2" meta:paragraph-count="56" meta:word-count="344" meta:character-count="1776" meta:non-whitespace-character-count="1536"/>
    <meta:generator>LibreOffice/6.3.5.2$Linux_X86_64 LibreOffice_project/30$Build-2</meta:generator>
  </office:meta>
</office:document-meta>
</file>